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8.0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1">Зауваження до релізу</text:a> — <draw:frame draw:style-name="fr1" draw:name="Графічний об'єкт1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release_0.7.2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HomePageUk/Doc/CrashReport" office:name="!.crashreport">Керівний документ по локалізації збоїв та приготування звітів про них</text:a> — <draw:frame draw:style-name="fr1" draw:name="Графічний об'єкт5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ібліотеки функцій API користувача</text:h>
      <text:list xml:id="list500404596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1025196410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1302413249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a xlink:type="simple" xlink:href="http://wiki.oscada.org/Doc/FireBird" office:name=".doc.firebird">БД FireBird (RU)</text:a></text:p>
            </text:list-item>
            <text:list-item>
              <text:p text:style-name="P3"><text:soft-page-break/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Doc/BlockCalc" office:name=".doc.blockcalc">Блоковий обчислювач (RU)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3-28T12:18:47</dc:date>
    <meta:editing-duration>PT5H56M12S</meta:editing-duration>
    <meta:editing-cycles>27</meta:editing-cycles>
    <meta:generator>LibreOffice/3.4$Linux LibreOffice_project/340m1$Build-402</meta:generator>
    <meta:document-statistic meta:table-count="0" meta:image-count="6" meta:object-count="0" meta:page-count="2" meta:paragraph-count="76" meta:word-count="406" meta:character-count="2596" meta:non-whitespace-character-count="2310"/>
  </office:meta>
</office:document-meta>
</file>